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Another<text:s/><text:span text:style-name="T3">odt</text:span><text:s/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Comba</dc:creator>
    <meta:creation-date>2019-01-31T08:58:00Z</meta:creation-date>
    <dc:date>2019-01-31T10:59:00Z</dc:date>
    <meta:template xlink:href="Normal.dotm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6" meta:row-count="1" meta:non-whitespace-character-count="15"/>
  </office:meta>
</office:document-meta>
</file>